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fill="none" draw:fill-color="#ffff99" draw:textarea-vertical-align="middle"/>
    </style:style>
    <style:style style:name="gr3" style:family="graphic" style:parent-style-name="objectwithoutfill">
      <style:graphic-properties svg:stroke-width="0.102cm" svg:stroke-color="#000000" draw:marker-start-width="0.356cm" draw:marker-end="" draw:marker-end-width="0.356cm" draw:fill="none" draw:fill-color="#ffff99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000000" draw:marker-start-width="0.356cm" draw:marker-end="" draw:marker-end-width="0.356cm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5" style:family="graphic" style:parent-style-name="standard">
      <style:graphic-properties svg:stroke-color="#000000" draw:marker-end="" draw:fill="solid" draw:fill-color="#94bd5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marker-end="" draw:fill="none" draw:fill-color="#ffffff" draw:textarea-horizontal-align="left" draw:auto-grow-height="true" draw:auto-grow-width="true" fo:min-height="0.536cm" fo:min-width="0cm"/>
    </style:style>
    <style:style style:name="gr7" style:family="graphic" style:parent-style-name="standard">
      <style:graphic-properties svg:stroke-color="#000000" draw:marker-end="" draw:fill="solid" draw:fill-color="#cfe7f5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marker-end="" draw:fill="none" draw:fill-color="#ffffff" draw:textarea-horizontal-align="left" draw:auto-grow-height="true" draw:auto-grow-width="true" fo:min-height="5.295cm" fo:min-width="0cm"/>
    </style:style>
    <style:style style:name="gr9" style:family="graphic" style:parent-style-name="objectwithoutfill">
      <style:graphic-properties svg:stroke-width="0.102cm" svg:stroke-color="#000000" draw:marker-start-width="0.356cm" draw:marker-end="Triangle_20_unfilled" draw:marker-end-width="0.61cm" draw:fill="none" draw:fill-color="#ffff99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color="#000000" draw:marker-end="" draw:fill="none" draw:fill-color="#ffff99" fo:min-height="0.7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text-properties fo:color="#3333ff" fo:font-weight="bold" style:font-weight-asian="bold" style:font-weight-complex="bold"/>
    </style:style>
    <style:style style:name="P5" style:family="paragraph">
      <style:paragraph-properties fo:text-align="star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3333ff" fo:font-weight="bold" style:font-weight-asian="bold" style:font-weight-complex="bold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53cm" svg:height="2.032cm" svg:x="6.591cm" svg:y="12.516cm">
          <text:p text:style-name="P1">agent_moni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969cm" svg:height="3.556cm" svg:x="0.465cm" svg:y="8.874cm">
          <text:p text:style-name="P1"><text:span text:style-name="T1">ToasterHumanReader</text:span></text:p>
          <text:p text:style-name="P1"><text:span text:style-name="T1"/></text:p>
          <text:p text:style-name="P1"><text:span text:style-name="T1">ToasterRobotReader</text:span></text:p>
          <text:p text:style-name="P1"><text:span text:style-name="T1"/></text:p>
          <text:p text:style-name="P1"><text:span text:style-name="T1">ToasterObjectR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0.416cm" svg:y1="11.164cm" svg:x2="6.385cm" svg:y2="11.191cm">
          <text:p/>
        </draw:line>
        <draw:line draw:style-name="gr2" draw:text-style-name="P1" draw:layer="layout" svg:x1="0.417cm" svg:y1="9.965cm" svg:x2="6.386cm" svg:y2="9.992cm">
          <text:p/>
        </draw:line>
        <draw:line draw:style-name="gr3" draw:text-style-name="P1" draw:layer="layout" svg:x1="3.67cm" svg:y1="6.729cm" svg:x2="3.737cm" svg:y2="8.874cm">
          <text:p/>
        </draw:line>
        <draw:custom-shape draw:style-name="gr4" draw:text-style-name="P1" draw:layer="layout" svg:width="0.538cm" svg:height="0.535cm" svg:x="3.386cm" svg:y="6.22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6.604cm" svg:height="1.851cm" svg:x="0.495cm" svg:y="4.37cm">
          <text:p text:style-name="P1"><text:span text:style-name="T2">pdg/objectList</text:span></text:p>
          <text:p text:style-name="P1"><text:span text:style-name="T2">pdg/humanList</text:span></text:p>
          <text:p text:style-name="P1"><text:span text:style-name="T2">pdg/robot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3.851cm" svg:height="0.962cm" svg:x="3.834cm" svg:y="7.58cm">
          <draw:text-box>
            <text:p><text:span text:style-name="T3">subscribes</text:span></text:p>
          </draw:text-box>
        </draw:frame>
        <draw:line draw:style-name="gr3" draw:text-style-name="P1" draw:layer="layout" svg:x1="6.464cm" svg:y1="10.33cm" svg:x2="8.242cm" svg:y2="12.571cm">
          <text:p/>
        </draw:line>
        <draw:line draw:style-name="gr3" draw:text-style-name="P1" draw:layer="layout" svg:x1="10.782cm" svg:y1="12.743cm" svg:x2="12.781cm" svg:y2="10.244cm">
          <text:p/>
        </draw:line>
        <draw:custom-shape draw:style-name="gr7" draw:text-style-name="P1" draw:layer="layout" svg:width="7.35cm" svg:height="8.568cm" svg:x="12.854cm" svg:y="7.223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7.017cm" svg:height="9.071cm" svg:x="12.941cm" svg:y="7.282cm">
          <draw:text-box>
            <text:p text:style-name="P1"><text:span text:style-name="T4">Services</text:span></text:p>
            <text:p text:style-name="P5"><text:span text:style-name="T5">add_agent</text:span></text:p>
            <text:p><text:span text:style-name="T2">remove_agent</text:span></text:p>
            <text:p><text:span text:style-name="T2">remove_all_agents</text:span></text:p>
            <text:p><text:span text:style-name="T2">add_joint_to_agent</text:span></text:p>
            <text:p><text:span text:style-name="T2">print_all_monitored_agents</text:span></text:p>
            <text:p><text:span text:style-name="T2">remove_joint_to_agent</text:span></text:p>
            <text:p><text:span text:style-name="T2">remove_all_joints_to_agent</text:span></text:p>
            <text:p><text:span text:style-name="T2">monitor_all_agents</text:span></text:p>
            <text:p><text:span text:style-name="T2">Pointing</text:span></text:p>
            <text:p><text:span text:style-name="T2">pointing_time</text:span></text:p>
            <text:p><text:span text:style-name="T2">monitor_all_humans</text:span></text:p>
            <text:p><text:span text:style-name="T2">monitor_all_robots</text:span></text:p>
            <text:p><text:span text:style-name="T2">monitor_all_objects</text:span></text:p>
            <text:p><text:span text:style-name="T2"/></text:p>
          </draw:text-box>
        </draw:frame>
        <draw:line draw:style-name="gr9" draw:text-style-name="P1" draw:layer="layout" svg:x1="9.004cm" svg:y1="14.476cm" svg:x2="9.131cm" svg:y2="16.508cm">
          <text:p/>
        </draw:line>
        <draw:custom-shape draw:style-name="gr5" draw:text-style-name="P3" draw:layer="layout" svg:width="5.969cm" svg:height="1.224cm" svg:x="5.956cm" svg:y="16.554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agent_monitor/factList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3.851cm" svg:height="0.963cm" svg:x="4.813cm" svg:y="15.492cm">
          <draw:text-box>
            <text:p><text:span text:style-name="T3">publish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Triangle_20_unfilled" draw:display-name="Triangle unfilled" svg:viewBox="0 0 3000 3000" svg:d="m1500 0 1500 3000h-3000zm0 447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3.046cm" fo:margin-bottom="5.593cm" fo:margin-left="0.114cm" fo:margin-right="0.42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6-22T18:07:35.394054818</meta:creation-date>
    <dc:date>2016-06-28T13:31:29</dc:date>
    <meta:editing-duration>PT42M44S</meta:editing-duration>
    <meta:editing-cycles>8</meta:editing-cycles>
    <meta:generator>LibreOffice/3.5$Linux_X86_64 LibreOffice_project/350m1$Build-2</meta:generator>
    <dc:creator>gmilliez </dc:creator>
    <meta:document-statistic meta:object-count="15"/>
  </office:meta>
</office:document-meta>
</file>